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 Black" fo:font-size="18pt" style:font-size-asian="18pt" style:font-size-complex="18pt"/>
    </style:style>
    <style:style style:name="P2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Heading_20_2">
      <style:text-properties style:font-name="Arial Black" style:text-underline-style="solid" style:text-underline-width="auto" style:text-underline-color="font-color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 style:list-style-name="L1">
      <style:text-properties officeooo:paragraph-rsid="000566c6"/>
    </style:style>
    <style:style style:name="P6" style:family="paragraph" style:parent-style-name="Text_20_body" style:list-style-name="L1">
      <style:text-properties style:font-name="Calibri" officeooo:paragraph-rsid="000566c6"/>
    </style:style>
    <style:style style:name="P7" style:family="paragraph" style:parent-style-name="Text_20_body" style:list-style-name="L2"/>
    <style:style style:name="P8" style:family="paragraph" style:parent-style-name="Heading_20_2">
      <style:text-properties style:font-name="Arial Black" style:text-underline-style="solid" style:text-underline-width="auto" style:text-underline-color="font-color" officeooo:paragraph-rsid="000566c6"/>
    </style:style>
    <style:style style:name="P9" style:family="paragraph" style:parent-style-name="Text_20_body" style:list-style-name="L3">
      <style:text-properties officeooo:paragraph-rsid="000566c6"/>
    </style:style>
    <style:style style:name="P10" style:family="paragraph" style:parent-style-name="Text_20_body" style:list-style-name="L3">
      <style:text-properties style:font-name="Calibri" officeooo:paragraph-rsid="000566c6"/>
    </style:style>
    <style:style style:name="P11" style:family="paragraph" style:parent-style-name="Text_20_body" style:list-style-name="L3">
      <style:text-properties style:font-name="Calibri" fo:font-weight="bold" officeooo:paragraph-rsid="000566c6"/>
    </style:style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P13" style:family="paragraph" style:parent-style-name="Text_20_body" style:list-style-name="L4">
      <style:text-properties style:font-name="Calibri"/>
    </style:style>
    <style:style style:name="P14" style:family="paragraph" style:parent-style-name="Heading_20_3">
      <style:text-properties style:font-name="Arial Black" style:text-underline-style="solid" style:text-underline-width="auto" style:text-underline-color="font-color"/>
    </style:style>
    <style:style style:name="P15" style:family="paragraph" style:parent-style-name="Standard">
      <style:text-properties officeooo:rsid="0005c201" officeooo:paragraph-rsid="0005c201"/>
    </style:style>
    <style:style style:name="T1" style:family="text">
      <style:text-properties fo:font-weight="bold"/>
    </style:style>
    <style:style style:name="T2" style:family="text">
      <style:text-properties officeooo:rsid="000485a9"/>
    </style:style>
    <style:style style:name="T3" style:family="text">
      <style:text-properties style:text-underline-style="none" officeooo:rsid="000485a9"/>
    </style:style>
    <style:style style:name="T4" style:family="text">
      <style:text-properties style:font-name="Calibri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weight="bold"/>
    </style:style>
    <style:style style:name="T7" style:family="text">
      <style:text-properties style:font-name="Calibri" officeooo:rsid="00040cbc"/>
    </style:style>
    <style:style style:name="T8" style:family="text">
      <style:text-properties officeooo:rsid="0005c201"/>
    </style:style>
    <style:style style:name="T9" style:family="text">
      <style:text-properties style:font-name="Calibri" fo:font-weight="bold" officeooo:rsid="000485a9"/>
    </style:style>
    <style:style style:name="T10" style:family="text">
      <style:text-properties fo:font-weight="bold" officeooo:rsid="000566c6"/>
    </style:style>
    <style:style style:name="T11" style:family="text">
      <style:text-properties fo:font-style="italic"/>
    </style:style>
    <style:style style:name="T12" style:family="text">
      <style:text-properties style:text-underline-style="none" officeooo:rsid="000566c6"/>
    </style:style>
    <text:list-style style:name="L1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◦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text:bullet-char="◦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éveloppement d'un Agent conversationnel RAG</text:h>
      <text:p text:style-name="P2"/>
      <text:h text:style-name="P3" text:outline-level="2">Introduction :</text:h>
      <text:p text:style-name="Text_20_body"/>
      <text:p text:style-name="P4">Dans le cadre de ce projet, j'ai mis en place un système d'IA de type <text:span text:style-name="T1">RAG</text:span>. L'idée est simple mais puissante : au lieu de confier la réponse à un modèle de langage généraliste qui pourrait inventer des détails, je le force à baser ses réponses sur une base de connaissances<text:span text:style-name="T2">(données de mon portfolio)</text:span> fiable que j'ai moi-même constituée. </text:p>
      <text:h text:style-name="P3" text:outline-level="2"><text:span text:style-name="T3">I.<text:tab/></text:span>L'ingestion des données et la vectorisation (Upstash)</text:h>
      <text:p text:style-name="Text_20_body"/>
      <text:p text:style-name="Text_20_body"><text:span text:style-name="T4">La première étape, réalisée dans mon script </text:span><text:span text:style-name="Source_20_Text"><text:span text:style-name="T5">run_ingestion.py</text:span></text:span><text:span text:style-name="T4">, est le cœur logistique du projet. Elle transforme des documents texte bruts en une base de données "intelligente".</text:span></text:p>
      <text:list text:style-name="L1">
        <text:list-item>
          <text:p text:style-name="P5"><text:span text:style-name="T6">Le découpage granulaire :</text:span><text:span text:style-name="T4"> </text:span><text:span text:style-name="T7">Après avoir lus</text:span><text:span text:style-name="T4"> les fichiers .</text:span><text:span text:style-name="Source_20_Text"><text:span text:style-name="T4">md</text:span></text:span><text:span text:style-name="T4">.</text:span><text:span text:style-name="T7"> J</text:span><text:span text:style-name="T4">’utilise la méthode </text:span><text:span text:style-name="Source_20_Text"><text:span text:style-name="T4">.split("##")</text:span></text:span><text:span text:style-name="T4">. C'est un choix stratégique : chaque section (Expériences, Compétences, etc.) devient une unité d'information isolée. Cela permet à l'IA d'aller chercher uniquement la "partie McDo" ou la "partie Stage BOA" sans lire tout le document inutilement.</text:span></text:p>
        </text:list-item>
        <text:list-item>
          <text:p text:style-name="P6"><text:span text:style-name="T1">L'indexation vectorielle sur Upstash :</text:span> J'ai utilisé <text:span text:style-name="T1">Upstash Vector</text:span>. Upstash stocke des <text:span text:style-name="T1">Vecteurs</text:span>. Cela permet à l'utilisateur de poser une question comme "Qu'as-tu fait en restauration ?" et que l'IA trouve la section "McDonald's" même si le mot "restauration" n'y figure pas explicitement.</text:p>
        </text:list-item>
      </text:list>
      <text:list text:style-name="L2">
        <text:list-header>
          <text:p text:style-name="P7"/>
        </text:list-header>
      </text:list>
      <text:h text:style-name="P8" text:outline-level="2"><text:span text:style-name="T3">II.<text:tab/></text:span>L'<text:span text:style-name="T8">a</text:span>gent Intelligent </text:h>
      <text:p text:style-name="P4">La deuxième partie concerne l'intelligence de l'agent .</text:p>
      <text:p text:style-name="P4"/>
      <text:list text:style-name="L3">
        <text:list-item>
          <text:p text:style-name="P9"><text:span text:style-name="T6">Le</text:span><text:span text:style-name="T9">s o</text:span><text:span text:style-name="T6">utils de fonction :</text:span><text:span text:style-name="T4"> J'ai créé la fonction </text:span><text:span text:style-name="Source_20_Text"><text:span text:style-name="T5">consulter_dossier</text:span></text:span><text:span text:style-name="T4">. Grâce au décorateur </text:span><text:span text:style-name="Source_20_Text"><text:span text:style-name="T5">@function_tool</text:span></text:span><text:span text:style-name="T4">, l'IA sait qu'elle a le "pouvoir" d'appeler cette fonction si elle a besoin d'infos. Mon code utilise </text:span><text:span text:style-name="Source_20_Text"><text:span text:style-name="T4">top_k=6</text:span></text:span><text:span text:style-name="T4">, ce qui signifie que pour chaque question, l'IA analyse les 6 segments les plus proches de la demande pour formuler sa réponse.</text:span></text:p>
          <text:p text:style-name="P10"/>
        </text:list-item>
        <text:list-item>
          <text:p text:style-name="P10"><text:soft-page-break/><text:span text:style-name="T1">Le</text:span><text:span text:style-name="T10">s i</text:span><text:span text:style-name="T1">nstructions :</text:span> J'ai configuré l'agent pour qu'il adopte mon identité. En précisant <text:span text:style-name="T11">"Tu es Alioune DIOP"</text:span>, j'ai programmé une posture professionnelle. Le code impose l'usage du "Je", ce qui transforme une simple recherche de base de données en une véritable conversation humaine.</text:p>
          <text:p text:style-name="P11"/>
        </text:list-item>
        <text:list-item>
          <text:p text:style-name="P9"><text:span text:style-name="T6">L'Asynchronisme (</text:span><text:span text:style-name="Source_20_Text"><text:span text:style-name="T6">asyncio</text:span></text:span><text:span text:style-name="T6">) :</text:span><text:span text:style-name="T4"> J'ai découvert l'importance du mode </text:span><text:span text:style-name="Source_20_Text"><text:span text:style-name="T4">async</text:span></text:span><text:span text:style-name="T4"> en Python. Comme l'IA et la base de données Upstash sont sur le cloud, les requêtes prennent du temps. L'utilisation d'</text:span><text:span text:style-name="T6">asyncio</text:span><text:span text:style-name="T4"> permet au programme de ne pas "geler" en attendant la réponse de l'IA.</text:span></text:p>
        </text:list-item>
      </text:list>
      <text:h text:style-name="Heading_20_2" text:outline-level="2"/>
      <text:h text:style-name="P3" text:outline-level="2"><text:span text:style-name="T12">III.<text:tab/></text:span>Interface utilisateur <text:span text:style-name="T2">S</text:span>treamlit</text:h>
      <text:p text:style-name="P12"/>
      <text:p text:style-name="P4"><text:span text:style-name="T2">J</text:span>'ai créé une interface web avec <text:span text:style-name="T1">Streamlit</text:span>.</text:p>
      <text:list text:style-name="L4">
        <text:list-item>
          <text:p text:style-name="P13"><text:span text:style-name="T1">Accessibilité</text:span> : Ce programme transforme mon script en une page de chat interactive et élégante. On y retrouve une barre de saisie pour poser des questions et un historique des messages.</text:p>
        </text:list-item>
        <text:list-item>
          <text:p text:style-name="P13"><text:span text:style-name="T1">Logique de Chat</text:span> : À chaque nouvelle question, Streamlit relance l'agent IA, qui va chercher les infos sur Upstash et affiche la réponse avec un petit effet de chargement (<text:span text:style-name="T11">spinner</text:span>).</text:p>
        </text:list-item>
      </text:list>
      <text:p text:style-name="Text_20_body"/>
      <text:h text:style-name="P14" text:outline-level="3">Conclusion :</text:h>
      <text:p text:style-name="Text_20_body"/>
      <text:p text:style-name="P4">Ce projet m'a permis de comprendre toute la chaîne de valeur d'une application IA moderne : de la préparation des données brutes au déploiement d'une interface web, en passant par la gestion des bases de données vectorielles.</text:p>
      <text:p text:style-name="Standard"/>
      <text:p text:style-name="Standard"/>
      <text:p text:style-name="Standard"/>
      <text:p text:style-name="P15">Lien Streamlit :<text:a xlink:type="simple" xlink:href="https://portfolio-chatbot-jpbu7cx76qkgydempy4qnd.streamlit.app/" text:style-name="Internet_20_link" text:visited-style-name="Visited_20_Internet_20_Link">https://portfolio-chatbot-jpbu7cx76qkgydempy4qnd.streamlit.app/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31T16:05:32.789385300</meta:creation-date>
    <dc:date>2026-02-01T20:32:18.174195900</dc:date>
    <meta:editing-duration>PT5M33S</meta:editing-duration>
    <meta:editing-cycles>1</meta:editing-cycles>
    <meta:document-statistic meta:table-count="0" meta:image-count="0" meta:object-count="0" meta:page-count="2" meta:paragraph-count="22" meta:word-count="468" meta:character-count="2991" meta:non-whitespace-character-count="2549"/>
    <meta:generator>LibreOffice/25.8.4.2$Windows_X86_64 LibreOffice_project/290daaa01b999472f0c7a3890eb6a550fd74c6df</meta:generator>
  </office:meta>
</office:document-meta>
</file>